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officeooo:rsid="00037d5e" officeooo:paragraph-rsid="00037d5e" style:font-size-asian="14pt" style:font-size-complex="16pt"/>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officeooo:rsid="00037d5e" officeooo:paragraph-rsid="00037d5e" style:font-size-asian="12.25pt" style:font-size-complex="14pt"/>
    </style:style>
    <style:style style:name="P3" style:family="paragraph" style:parent-style-name="Standard">
      <style:paragraph-properties fo:text-align="start" style:justify-single-word="false"/>
      <style:text-properties fo:font-size="12pt" style:text-underline-style="none" officeooo:rsid="00037d5e" officeooo:paragraph-rsid="00037d5e" style:font-size-asian="10.5pt" style:font-size-complex="12pt"/>
    </style:style>
    <style:style style:name="P4" style:family="paragraph" style:parent-style-name="Standard">
      <style:paragraph-properties fo:text-align="start" style:justify-single-word="false"/>
      <style:text-properties fo:font-size="12pt" style:text-underline-style="none" officeooo:rsid="0003b8ae" officeooo:paragraph-rsid="0003b8ae" style:font-size-asian="10.5pt" style:font-size-complex="12pt"/>
    </style:style>
    <style:style style:name="T1" style:family="text">
      <style:text-properties officeooo:rsid="0003b8a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rds of Prey</text:p>
      <text:p text:style-name="P1"/>
      <text:p text:style-name="P2">Projektziel:</text:p>
      <text:p text:style-name="P3"/>
      <text:p text:style-name="P3">Das Projektziel ist, ein online Multiplayer Spiele mit dem Game Engine Unity zu erstellen. Es geht darum Flugzeug zu fliegen und der beste im Spiel zu sein.</text:p>
      <text:p text:style-name="P3"/>
      <text:p text:style-name="P2">Schwierigkeiten &amp; Lösungen:</text:p>
      <text:p text:style-name="P2"/>
      <text:p text:style-name="P3">Problem: Verbindung zwischen C# client und Go Server herstellen (TCP)</text:p>
      <text:p text:style-name="P3">Lösung: Gorilla library für Go und WebsocketSharp-netstandard library für C# (TCP)</text:p>
      <text:p text:style-name="P3"/>
      <text:p text:style-name="P3">Problem: Synchronisieren von Daten zwischen Clients</text:p>
      <text:p text:style-name="P3">Lösung: Per JSON Daten zwischen Server und Clients schicken</text:p>
      <text:p text:style-name="P3"/>
      <text:p text:style-name="P4">Problem: Movement ist nicht flüssig auf externem Server</text:p>
      <text:p text:style-name="P4">Lösung: Aufteilen der Daten in UDP und TCP. Movement wird über UDP geschickt, da UDP sehr viel schneller ist und Packet Loss bei der Frequenz von Updates egal ist. Der Rest über TCP, da es wichtig ist, dass alle Packete ankommen für eine bessere User Experience</text:p>
      <text:p text:style-name="P4"/>
      <text:p text:style-name="P4">Problem: Design Patterns &gt; Wie macht man Werte von Variablen im ganzen Projekt möglichst einfach lesbar</text:p>
      <text:p text:style-name="P4">Lösung: Zentrales Script NetworkedVariables.cs in dem variablen vom JSON Reader geändert werden und aufgrund vom static keyword von allen Klassen gelesen werden kann.</text:p>
      <text:p text:style-name="P3"/>
      <text:p text:style-name="P3">Problem: Concurrent Read and Write Exceptions bei Maps aufgrund von Mutlithreading speziell in PlayerManager.cs (Client Side)</text:p>
      <text:p text:style-name="P3">Lösung: lock Keyword um Variablen nur für eine Bearbeitung gleichzeitig zuzulassen</text:p>
      <text:p text:style-name="P3"/>
      <text:p text:style-name="P3">Problem: Concurrent Read and Write Exceptions bei Maps aufgrund von Multithreading speziell mit der Map rooms</text:p>
      <text:p text:style-name="P3">Lösung: <text:span text:style-name="T1">mutex.lock um Variablen nur für eine Bearbeitung gleichzeitig zuzulasse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24T21:28:55.496000000</dc:date>
    <meta:editing-duration>PT23M23S</meta:editing-duration>
    <meta:editing-cycles>1</meta:editing-cycles>
    <meta:document-statistic meta:table-count="0" meta:image-count="0" meta:object-count="0" meta:page-count="1" meta:paragraph-count="16" meta:word-count="216" meta:character-count="1450" meta:non-whitespace-character-count="1250"/>
    <meta:generator>LibreOffice/7.3.0.3$Windows_X86_64 LibreOffice_project/0f246aa12d0eee4a0f7adcefbf7c878fc2238db3</meta:generator>
  </office:meta>
</office:document-meta>
</file>